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AFD02469A8E735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01cm" svg:height="18.6cm" svg:x="0cm" svg:y="0.8cm">
          <draw:image xlink:href="Pictures/1000000000000708000004B0AFD02469A8E735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38:24.883177961</meta:creation-date>
    <dc:date>2021-05-31T12:41:18.834360706</dc:date>
    <meta:editing-duration>PT2M55S</meta:editing-duration>
    <meta:editing-cycles>1</meta:editing-cycles>
    <meta:document-statistic meta:object-count="24"/>
    <meta:generator>LibreOffice/6.4.7.2$Linux_X86_64 LibreOffice_project/40$Build-2</meta:generator>
  </office:meta>
</office:document-meta>
</file>